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wiss" style:font-pitch="variable"/>
    <style:font-face style:name="Andale Sans UI1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wiss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49cm" svg:stroke-color="#3c663c" draw:marker-start="" draw:marker-start-width="0.376cm" draw:marker-start-center="false" draw:marker-end="Arrow_20_short" draw:marker-end-width="0.376cm" draw:marker-end-center="false" draw:fill="solid" draw:fill-color="#98fb98" draw:opacity="100%" draw:fill-image-width="0cm" draw:fill-image-height="0cm" draw:textarea-horizontal-align="left" draw:textarea-vertical-align="middle" draw:auto-grow-height="false" fo:min-height="8.943cm" fo:min-width="8.641cm" fo:padding-top="0.025cm" fo:padding-bottom="0.025cm" fo:padding-left="0.025cm" fo:padding-right="0.025cm" fo:wrap-option="wrap" draw:shadow="hidden" draw:shadow-offset-x="0.3cm" draw:shadow-offset-y="0.3cm" draw:shadow-color="#808080" draw:shadow-opacity="100%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98fb98" draw:opacity="10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Andale Sans U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TwoSubpaths" draw:style-name="gr1" draw:text-style-name="P1" draw:layer="layout" svg:width="8.691cm" svg:height="8.993cm" svg:x="2.309cm" svg:y="2.007cm">
          <text:p/>
          <draw:enhanced-geometry svg:viewBox="0 0 4000 4000" draw:type="non-primitive" draw:enhanced-path="M 4000 0 L 0 2000 4000 4000 2000 2000 Z S N M 4000 0 L 0 2000 4000 4000 F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wiss" style:font-pitch="variable"/>
    <style:font-face style:name="Andale Sans UI1" svg:font-family="'Andale Sans UI'" style:font-adornments="Regular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wiss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5T00:11:49.254000000</meta:creation-date>
    <dc:title>24x16impress</dc:title>
    <meta:editing-duration>PT2M40S</meta:editing-duration>
    <meta:editing-cycles>3</meta:editing-cycles>
    <meta:generator>LOdaily_13Mrz_en/7.4.0.0.alpha0$Windows_X86_64 LibreOffice_project/ab4cffecd614d9443af5f9763d83add29178ade0</meta:generator>
    <meta:initial-creator>Regina Henschel</meta:initial-creator>
    <dc:date>2022-03-15T00:18:54.211000000</dc:date>
    <dc:creator>Regina Henschel</dc:creator>
    <meta:document-statistic meta:object-count="24"/>
  </office:meta>
</office:document-meta>
</file>